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3mm"/>
    </style:style>
    <style:style style:name="co4" style:family="table-column">
      <style:table-column-properties fo:break-before="auto" style:column-width="108.92mm"/>
    </style:style>
    <style:style style:name="co5" style:family="table-column">
      <style:table-column-properties fo:break-before="auto" style:column-width="62.41mm"/>
    </style:style>
    <style:style style:name="co6" style:family="table-column">
      <style:table-column-properties fo:break-before="auto" style:column-width="45.3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3mm" fo:break-before="auto" style:use-optimal-row-height="false"/>
    </style:style>
    <style:style style:name="ro4" style:family="table-row">
      <style:table-row-properties style:row-height="6.5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11.84mm" fo:break-before="auto" style:use-optimal-row-height="false"/>
    </style:style>
    <style:style style:name="ro7" style:family="table-row">
      <style:table-row-properties style:row-height="11.62mm" fo:break-before="auto" style:use-optimal-row-height="false"/>
    </style:style>
    <style:style style:name="ro8" style:family="table-row">
      <style:table-row-properties style:row-height="8.55mm" fo:break-before="auto" style:use-optimal-row-height="false"/>
    </style:style>
    <style:style style:name="ro9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T1" style:family="text">
      <style:text-properties style:use-window-font-color="true" fo:font-size="10pt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5" office:value-type="string" calcext:value-type="string">
            <text:p>« Ces trois là ont l’air très sympathiques, mais il est temps de nous tourner à nouveau vers notre personnage principal, Jack Caesar qui, comme d’habitude, n’est ni à cours d’idées, ni de conseillers avisés... Voyez plutôt : »</text:p>
          </table:table-cell>
          <table:table-cell table:number-columns-repeated="1018"/>
        </table:table-row>
        <table:table-row table:style-name="ro2" table:number-rows-repeated="3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lan de coupe Saladin ébahi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Dalida rend la chaussure à Saladin, coupe la corde de sécu avec son couteau, et s’envole avec son trapèze. Saladin est ébahi.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oah</text:p>
          </table:table-cell>
          <table:table-cell/>
          <table:table-cell office:value-type="string" calcext:value-type="string">
            <text:p>D<text:span text:style-name="T1">oah se balade les mains dans le dos en sifflotant, et rentre dans un bâtiment à cause d’une lumière qui clignote.</text:span></text:p>
          </table:table-cell>
          <table:table-cell office:value-type="string" calcext:value-type="string">
            <text:p>Doah doit avoir le lacet droit défait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Plateau</text:p>
          </table:table-cell>
          <table:table-cell table:number-columns-repeated="2"/>
          <table:table-cell office:value-type="string" calcext:value-type="string">
            <text:p>intervention de crypto-doah qui fait signe « ton lacet est défait » à Doah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<text:span text:style-name="T2">Saladin est assis devant le cabaret, il inspecte ses chaussures. </text:span>Les chaussures de Raspoutine passent et Saladin les attrape ; il met les siennes autour du cou. Il commence à les enfiler, Raspoutine arrive. Echange de regards. Saladin lui rend ses chaussures. Raspoutine regarde Saladin, et finit par l’imiter en mettant ses chaussures autour du cou. Doah arrive.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5:25:42.091273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4:19:14.095431491</meta:creation-date>
    <dc:date>2021-07-01T15:32:33.823598024</dc:date>
    <meta:editing-duration>PT4H12M9S</meta:editing-duration>
    <meta:editing-cycles>74</meta:editing-cycles>
    <meta:generator>LibreOffice/6.1.5.2$Linux_X86_64 LibreOffice_project/10$Build-2</meta:generator>
    <meta:document-statistic meta:table-count="1" meta:cell-count="26" meta:object-count="0"/>
  </office:meta>
</office:document-meta>
</file>